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normal" officeooo:paragraph-rsid="00018be4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paragraph-rsid="00018be4" style:font-weight-asian="normal" style:font-weight-complex="normal"/>
    </style:style>
    <style:style style:name="P4" style:family="paragraph" style:parent-style-name="Standard">
      <style:text-properties fo:language="ru" fo:country="RU" officeooo:paragraph-rsid="00018be4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ru" fo:country="RU" fo:font-weight="bold" officeooo:paragraph-rsid="00018b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officeooo:paragraph-rsid="00018be4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style:use-window-font-color="true" style:font-name="Times New Roman" fo:font-size="12pt" fo:language="ru" fo:country="RU" fo:font-weight="normal" officeooo:paragraph-rsid="00018be4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fo:font-size="12pt" fo:language="ru" fo:country="RU" fo:font-weight="normal" officeooo:paragraph-rsid="00018be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fo:font-size="12pt" fo:language="ru" fo:country="RU" fo:font-weight="bold" officeooo:paragraph-rsid="00018be4" style:font-size-asian="10.5pt" style:font-weight-asian="bold" style:font-size-complex="12pt" style:font-weight-complex="bold"/>
    </style:style>
    <style:style style:name="P13" style:family="paragraph" style:parent-style-name="Standard">
      <style:text-properties style:use-window-font-color="true" fo:font-size="12pt" fo:language="ru" fo:country="RU" fo:font-weight="bold" officeooo:paragraph-rsid="0001fc1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officeooo:paragraph-rsid="00018be4" style:font-weight-asian="normal" style:font-weight-complex="normal"/>
    </style:style>
    <style:style style:name="P15" style:family="paragraph" style:parent-style-name="Standard">
      <style:paragraph-properties fo:margin-left="0.767cm" fo:margin-right="0cm" fo:text-align="start" style:justify-single-word="false" fo:text-indent="0cm" style:auto-text-indent="false"/>
      <style:text-properties fo:color="#dc2300" fo:font-size="12pt" fo:language="ru" fo:country="RU" fo:font-weight="bold" officeooo:paragraph-rsid="0003ecc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officeooo:paragraph-rsid="00018be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officeooo:paragraph-rsid="00018b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officeooo:paragraph-rsid="0003ecc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officeooo:paragraph-rsid="00018be4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text-properties fo:language="ru" fo:country="RU" officeooo:rsid="0001fc17" officeooo:paragraph-rsid="0001fc17"/>
    </style:style>
    <style:style style:name="P21" style:family="paragraph" style:parent-style-name="Standard" style:list-style-name="L2">
      <style:text-properties style:use-window-font-color="true" fo:font-size="12pt" fo:language="ru" fo:country="RU" fo:font-weight="normal" officeooo:rsid="0001fc17" officeooo:paragraph-rsid="0001fc17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use-window-font-color="true" fo:font-size="12pt" fo:language="ru" fo:country="RU" fo:font-weight="normal" officeooo:rsid="0001fc17" officeooo:paragraph-rsid="0001fc17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use-window-font-color="true" fo:font-size="12pt" fo:language="ru" fo:country="RU" fo:font-weight="normal" officeooo:paragraph-rsid="00018be4" style:font-size-asian="10.5pt" style:font-weight-asian="normal" style:font-size-complex="12pt" style:font-weight-complex="normal"/>
    </style:style>
    <style:style style:name="T1" style:family="text">
      <style:text-properties fo:color="#dc2300" fo:font-size="12pt" style:font-size-asian="10.5pt" style:font-size-complex="12pt"/>
    </style:style>
    <style:style style:name="T2" style:family="text">
      <style:text-properties fo:color="#dc2300" fo:font-size="12pt" officeooo:rsid="0003ecc1" style:font-size-asian="10.5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1fc17"/>
    </style:style>
    <style:style style:name="T5" style:family="text">
      <style:text-properties officeooo:rsid="0001fc17" style:font-size-asian="12pt"/>
    </style:style>
    <style:style style:name="T6" style:family="text">
      <style:text-properties officeooo:rsid="00084fe9" style:font-size-asian="12pt"/>
    </style:style>
    <style:style style:name="T7" style:family="text">
      <style:text-properties officeooo:rsid="00054e1f"/>
    </style:style>
    <style:style style:name="T8" style:family="text">
      <style:text-properties officeooo:rsid="000604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расным выделены не доработанные блоки.</text:p>
      <text:p text:style-name="P5"/>
      <text:p text:style-name="P5"/>
      <text:p text:style-name="P7">Система управления РПК. </text:p>
      <text:p text:style-name="P7">Приложение <text:span text:style-name="T7">6</text:span>. Модули. Пожаротушение.</text:p>
      <text:p text:style-name="P1"/>
      <text:p text:style-name="P1"/>
      <text:p text:style-name="P4"/>
      <text:p text:style-name="P4"/>
      <text:p text:style-name="P4"><text:tab/>Модуль <text:span text:style-name="T8">пожаротушения</text:span> выполняет задачи:</text:p>
      <text:p text:style-name="P4"/>
      <text:list xml:id="list3365422523574351833" text:style-name="L1">
        <text:list-item>
          <text:p text:style-name="P20">поиск и тушение очагов возгорания</text:p>
        </text:list-item>
        <text:list-item>
          <text:p text:style-name="P20">орошение </text:p>
        </text:list-item>
      </text:list>
      <text:p text:style-name="P3"/>
      <text:p text:style-name="P3"/>
      <text:p text:style-name="P3"><text:tab/></text:p>
      <text:p text:style-name="P3"><text:span text:style-name="T3">Сайт</text:span><text:tab/></text:p>
      <text:p text:style-name="P9"/>
      <text:list xml:id="list443879020923557445" text:style-name="L2">
        <text:list-item>
          <text:p text:style-name="P21">/</text:p>
          <text:p text:style-name="P22"/>
        </text:list-item>
      </text:list>
      <text:p text:style-name="P12"><text:tab/></text:p>
      <text:p text:style-name="P13"><text:tab/><text:tab/><text:span text:style-name="T5">/</text:span>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, HEAD</text:p>
      <text:p text:style-name="P11"><text:tab/><text:tab/><text:tab/><text:tab/></text:p>
      <text:p text:style-name="P11"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7148957412313054962" text:style-name="L3">
        <text:list-header>
          <text:p text:style-name="P23"/>
        </text:list-header>
      </text:list>
      <text:p text:style-name="P11"><text:tab/><text:tab/><text:tab/>Ответ:</text:p>
      <text:p text:style-name="P11"/>
      <text:p text:style-name="P11"><text:tab/><text:tab/><text:tab/><text:tab/> Выдается страница <text:span text:style-name="T4">пожаротушения</text:span></text:p>
      <text:p text:style-name="P10"/>
      <text:p text:style-name="P10"/>
      <text:p text:style-name="P10"/>
      <text:p text:style-name="P16">Параметры запуска</text:p>
      <text:p text:style-name="P19"/>
      <text:p text:style-name="P17"><text:tab/><text:span text:style-name="T1">описание параметров запуска </text:span><text:span text:style-name="T2">пожаротушения</text:span></text:p>
      <text:p text:style-name="P14"/>
      <text:p text:style-name="P6">Файл конфигурации</text:p>
      <text:p text:style-name="P2"/>
      <text:p text:style-name="P18"><text:tab/><text:span text:style-name="T1">описание </text:span><text:span text:style-name="T2">файла конфигурации</text:span><text:span text:style-name="T1"> </text:span><text:span text:style-name="T2">пожаротушения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3T15:56:40</dc:date>
    <dc:creator>ilja </dc:creator>
    <meta:editing-duration>PT16H23M23S</meta:editing-duration>
    <meta:editing-cycles>216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1" meta:paragraph-count="27" meta:word-count="54" meta:character-count="449" meta:non-whitespace-character-count="373"/>
  </office:meta>
</office:document-meta>
</file>